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 style:may-break-between-rows="true" table:border-model="collapsing"/>
    </style:style>
    <style:style style:name="Table1.A" style:family="table-column">
      <style:table-column-properties style:column-width="5.106cm"/>
    </style:style>
    <style:style style:name="Table1.B" style:family="table-column">
      <style:table-column-properties style:column-width="3.598cm"/>
    </style:style>
    <style:style style:name="Table1.C" style:family="table-column">
      <style:table-column-properties style:column-width="8.308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 style:data-style-name="N10000">
      <style:table-cell-properties fo:background-color="transparent" fo:padding="0cm" fo:border="none" style:writing-mode="page">
        <style:background-image/>
      </style:table-cell-properties>
    </style:style>
    <style:style style:name="Table1.C2" style:family="table-cell" style:data-style-name="N1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 style:data-style-name="N10000">
      <style:table-cell-properties fo:background-color="#dddddd" fo:padding="0cm" fo:border="none" style:writing-mode="page">
        <style:background-image/>
      </style:table-cell-properties>
    </style:style>
    <style:style style:name="Table1.C3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e1.A5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1.A7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e1.B8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1.C8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e1.A9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9" style:family="table-cell" style:data-style-name="N1000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Table1.C9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Text_20_body">
      <style:text-properties officeooo:rsid="00052e48" officeooo:paragraph-rsid="00052e48"/>
    </style:style>
    <style:style style:name="P2" style:family="paragraph" style:parent-style-name="Text_20_body">
      <style:text-properties officeooo:rsid="00083759" officeooo:paragraph-rsid="00083759"/>
    </style:style>
    <style:style style:name="P3" style:family="paragraph" style:parent-style-name="Text_20_body">
      <style:text-properties officeooo:rsid="00083759" officeooo:paragraph-rsid="00083759" fo:background-color="transparent"/>
    </style:style>
    <style:style style:name="P4" style:family="paragraph" style:parent-style-name="Text_20_body">
      <style:text-properties officeooo:rsid="000a248f" officeooo:paragraph-rsid="000a248f" fo:background-color="transparent"/>
    </style:style>
    <style:style style:name="P5" style:family="paragraph" style:parent-style-name="Text_20_body">
      <style:text-properties officeooo:rsid="00120f82" officeooo:paragraph-rsid="00120f82" fo:background-color="transparent"/>
    </style:style>
    <style:style style:name="P6" style:family="paragraph" style:parent-style-name="Text_20_body">
      <style:text-properties officeooo:rsid="000a248f" officeooo:paragraph-rsid="000a248f"/>
    </style:style>
    <style:style style:name="P7" style:family="paragraph" style:parent-style-name="Text_20_body">
      <style:text-properties style:text-underline-style="solid" style:text-underline-width="auto" style:text-underline-color="font-color" officeooo:rsid="000a248f" officeooo:paragraph-rsid="000a248f" fo:background-color="transparent"/>
    </style:style>
    <style:style style:name="P8" style:family="paragraph" style:parent-style-name="Text_20_body">
      <style:text-properties style:text-underline-style="solid" style:text-underline-width="auto" style:text-underline-color="font-color" officeooo:rsid="00052e48" officeooo:paragraph-rsid="00052e48"/>
    </style:style>
    <style:style style:name="P9" style:family="paragraph" style:parent-style-name="Text_20_body">
      <style:text-properties officeooo:paragraph-rsid="000a248f"/>
    </style:style>
    <style:style style:name="P10" style:family="paragraph" style:parent-style-name="Text_20_body">
      <style:text-properties officeooo:rsid="000c813e" officeooo:paragraph-rsid="000c813e"/>
    </style:style>
    <style:style style:name="P11" style:family="paragraph" style:parent-style-name="Text_20_body">
      <style:text-properties officeooo:paragraph-rsid="000c813e"/>
    </style:style>
    <style:style style:name="P12" style:family="paragraph" style:parent-style-name="Text_20_body">
      <style:text-properties officeooo:paragraph-rsid="00141384"/>
    </style:style>
    <style:style style:name="P13" style:family="paragraph" style:parent-style-name="Text_20_body">
      <style:text-properties officeooo:rsid="00152283" officeooo:paragraph-rsid="00152283"/>
    </style:style>
    <style:style style:name="P14" style:family="paragraph" style:parent-style-name="Title">
      <style:text-properties officeooo:rsid="00052e48" officeooo:paragraph-rsid="00052e48"/>
    </style:style>
    <style:style style:name="P15" style:family="paragraph" style:parent-style-name="Table_20_Contents">
      <style:paragraph-properties fo:text-align="start" style:justify-single-word="false"/>
      <style:text-properties fo:color="#ffffff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c813e" officeooo:paragraph-rsid="000c813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0c813e" officeooo:paragraph-rsid="000c81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0c813e" officeooo:paragraph-rsid="000c813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break-before="page"/>
      <style:text-properties officeooo:rsid="0013608a" officeooo:paragraph-rsid="0013608a"/>
    </style:style>
    <style:style style:name="P21" style:family="paragraph" style:parent-style-name="Heading_20_1">
      <style:paragraph-properties fo:break-before="page"/>
      <style:text-properties officeooo:rsid="00141384" officeooo:paragraph-rsid="00141384"/>
    </style:style>
    <style:style style:name="P22" style:family="paragraph" style:parent-style-name="Heading_20_1">
      <style:paragraph-properties fo:break-before="page"/>
      <style:text-properties officeooo:rsid="00052e48" officeooo:paragraph-rsid="00052e48"/>
    </style:style>
    <style:style style:name="P23" style:family="paragraph" style:parent-style-name="Heading_20_1">
      <style:paragraph-properties fo:break-before="page"/>
      <style:text-properties officeooo:rsid="000a248f" officeooo:paragraph-rsid="000a248f"/>
    </style:style>
    <style:style style:name="P24" style:family="paragraph" style:parent-style-name="Heading_20_2">
      <style:text-properties officeooo:rsid="00141384" officeooo:paragraph-rsid="00141384"/>
    </style:style>
    <style:style style:name="P25" style:family="paragraph" style:parent-style-name="Heading_20_2">
      <style:text-properties officeooo:rsid="00152283" officeooo:paragraph-rsid="00152283"/>
    </style:style>
    <style:style style:name="P26" style:family="paragraph" style:parent-style-name="Heading_20_2">
      <style:text-properties officeooo:rsid="00052e48" officeooo:paragraph-rsid="00052e48"/>
    </style:style>
    <style:style style:name="P27" style:family="paragraph" style:parent-style-name="Heading_20_2">
      <style:text-properties officeooo:rsid="000c813e" officeooo:paragraph-rsid="000c813e"/>
    </style:style>
    <style:style style:name="P28" style:family="paragraph" style:parent-style-name="Heading_20_2">
      <style:text-properties officeooo:rsid="000a248f" officeooo:paragraph-rsid="000a248f"/>
    </style:style>
    <style:style style:name="P29" style:family="paragraph" style:parent-style-name="Heading_20_2">
      <style:text-properties officeooo:rsid="0017b43e" officeooo:paragraph-rsid="0017b43e"/>
    </style:style>
    <style:style style:name="P30" style:family="paragraph" style:parent-style-name="Text_20_body" style:list-style-name="">
      <style:text-properties officeooo:rsid="0013608a" officeooo:paragraph-rsid="0013608a"/>
    </style:style>
    <style:style style:name="P31" style:family="paragraph" style:parent-style-name="Text_20_body" style:list-style-name="L1">
      <style:text-properties officeooo:rsid="0013608a" officeooo:paragraph-rsid="0013608a"/>
    </style:style>
    <style:style style:name="P32" style:family="paragraph" style:parent-style-name="Text_20_body" style:list-style-name="">
      <style:paragraph-properties fo:line-height="120%"/>
      <style:text-properties officeooo:rsid="0013608a" officeooo:paragraph-rsid="0013608a"/>
    </style:style>
    <style:style style:name="P33" style:family="paragraph" style:parent-style-name="Text_20_body" style:list-style-name="L2">
      <style:text-properties officeooo:rsid="00152283" officeooo:paragraph-rsid="00152283"/>
    </style:style>
    <style:style style:name="P34" style:family="paragraph" style:parent-style-name="Text_20_body" style:list-style-name="L2">
      <style:text-properties officeooo:rsid="0015d785" officeooo:paragraph-rsid="0015d785"/>
    </style:style>
    <style:style style:name="P35" style:family="paragraph" style:parent-style-name="Text_20_body">
      <style:text-properties officeooo:rsid="0015d785" officeooo:paragraph-rsid="0015d785"/>
    </style:style>
    <style:style style:name="P36" style:family="paragraph" style:parent-style-name="Text_20_body" style:list-style-name="L3">
      <style:text-properties officeooo:rsid="00052e48" officeooo:paragraph-rsid="00052e48"/>
    </style:style>
    <style:style style:name="P37" style:family="paragraph" style:parent-style-name="Text_20_body" style:list-style-name="L4">
      <style:text-properties officeooo:rsid="00052e48" officeooo:paragraph-rsid="00052e48"/>
    </style:style>
    <style:style style:name="P38" style:family="paragraph" style:parent-style-name="Text_20_body" style:list-style-name="L5">
      <style:text-properties officeooo:rsid="00052e48" officeooo:paragraph-rsid="00052e48"/>
    </style:style>
    <style:style style:name="P39" style:family="paragraph" style:parent-style-name="Text_20_body" style:list-style-name="L6">
      <style:text-properties officeooo:rsid="000a248f" officeooo:paragraph-rsid="000a248f" fo:background-color="transparent"/>
    </style:style>
    <style:style style:name="P40" style:family="paragraph" style:parent-style-name="Text_20_body" style:list-style-name="L7">
      <style:text-properties officeooo:rsid="00083759" officeooo:paragraph-rsid="00083759" fo:background-color="transparent"/>
    </style:style>
    <style:style style:name="P41" style:family="paragraph" style:parent-style-name="Text_20_body" style:list-style-name="L8">
      <style:text-properties officeooo:rsid="000a248f" officeooo:paragraph-rsid="000a248f"/>
    </style:style>
    <style:style style:name="P42" style:family="paragraph" style:parent-style-name="Text_20_body" style:list-style-name="L9">
      <style:text-properties officeooo:rsid="0017b43e" officeooo:paragraph-rsid="0017b43e"/>
    </style:style>
    <style:style style:name="T1" style:family="text">
      <style:text-properties officeooo:rsid="000a248f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officeooo:rsid="00120f82"/>
    </style:style>
    <style:style style:name="T4" style:family="text">
      <style:text-properties officeooo:rsid="00120f82" fo:background-color="#ffff00" loext:char-shading-value="0"/>
    </style:style>
    <style:style style:name="T5" style:family="text">
      <style:text-properties officeooo:rsid="00141384"/>
    </style:style>
    <style:style style:name="T6" style:family="text">
      <style:text-properties officeooo:rsid="00152283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Writedown MoCoBiBa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8"><text:a xlink:type="simple" xlink:href="#__RefHeading___Toc286_1971093412" text:style-name="Index_20_Link" text:visited-style-name="Index_20_Link">1 Schaltplan<text:tab/>2</text:a></text:p>
          <text:p text:style-name="P18"><text:a xlink:type="simple" xlink:href="#__RefHeading___Toc288_1971093412" text:style-name="Index_20_Link" text:visited-style-name="Index_20_Link">Verbesserungsvorschläge:<text:tab/>2</text:a></text:p>
          <text:p text:style-name="P18"><text:a xlink:type="simple" xlink:href="#__RefHeading___Toc290_1971093412" text:style-name="Index_20_Link" text:visited-style-name="Index_20_Link">C direkt an Buck-Converter Vin<text:tab/>2</text:a></text:p>
          <text:p text:style-name="P18"><text:a xlink:type="simple" xlink:href="#__RefHeading___Toc292_1971093412" text:style-name="Index_20_Link" text:visited-style-name="Index_20_Link">Reverse Polarity Protection am Eingang (Schottky-Diode oder PMOS)<text:tab/>2</text:a></text:p>
          <text:p text:style-name="P18"><text:a xlink:type="simple" xlink:href="#__RefHeading___Toc294_1971093412" text:style-name="Index_20_Link" text:visited-style-name="Index_20_Link">V+ des Programmieradapter nicht routen, Buck Converter mag das nicht!<text:tab/>2</text:a></text:p>
          <text:p text:style-name="P18"><text:a xlink:type="simple" xlink:href="#__RefHeading___Toc296_1971093412" text:style-name="Index_20_Link" text:visited-style-name="Index_20_Link">2 Software<text:tab/>3</text:a></text:p>
          <text:p text:style-name="P19"><text:a xlink:type="simple" xlink:href="#__RefHeading___Toc298_1971093412" text:style-name="Index_20_Link" text:visited-style-name="Index_20_Link">2.1 Analog Input<text:tab/>3</text:a></text:p>
          <text:p text:style-name="P19"><text:a xlink:type="simple" xlink:href="#__RefHeading___Toc300_1971093412" text:style-name="Index_20_Link" text:visited-style-name="Index_20_Link">2.2 LOW POWER<text:tab/>3</text:a></text:p>
          <text:p text:style-name="P18"><text:a xlink:type="simple" xlink:href="#__RefHeading___Toc107_813263593" text:style-name="Index_20_Link" text:visited-style-name="Index_20_Link">3 Löten<text:tab/>4</text:a></text:p>
          <text:p text:style-name="P19"><text:a xlink:type="simple" xlink:href="#__RefHeading___Toc109_813263593" text:style-name="Index_20_Link" text:visited-style-name="Index_20_Link">3.1 Lötpaste auftragen<text:tab/>4</text:a></text:p>
          <text:p text:style-name="P19"><text:a xlink:type="simple" xlink:href="#__RefHeading___Toc111_813263593" text:style-name="Index_20_Link" text:visited-style-name="Index_20_Link">3.2 Heißluft-Löten<text:tab/>4</text:a></text:p>
          <text:p text:style-name="P18"><text:a xlink:type="simple" xlink:href="#__RefHeading___Toc302_1971093412" text:style-name="Index_20_Link" text:visited-style-name="Index_20_Link">4 Programmieren<text:tab/>6</text:a></text:p>
          <text:p text:style-name="P19"><text:a xlink:type="simple" xlink:href="#__RefHeading___Toc304_1971093412" text:style-name="Index_20_Link" text:visited-style-name="Index_20_Link">4.1 Pin-Configuration<text:tab/>6</text:a></text:p>
          <text:p text:style-name="P19"><text:a xlink:type="simple" xlink:href="#__RefHeading___Toc306_1971093412" text:style-name="Index_20_Link" text:visited-style-name="Index_20_Link">4.2 MPU-6500<text:tab/>6</text:a></text:p>
          <text:p text:style-name="P19"><text:a xlink:type="simple" xlink:href="#__RefHeading___Toc308_1971093412" text:style-name="Index_20_Link" text:visited-style-name="Index_20_Link">4.3 ADC<text:tab/>6</text:a></text:p>
        </text:index-body>
      </text:table-of-content>
      <text:p text:style-name="P1"/>
      <text:h text:style-name="P20" text:outline-level="1"><text:bookmark-start text:name="__RefHeading___Toc286_1971093412"/>Schaltplan<text:bookmark-end text:name="__RefHeading___Toc286_1971093412"/></text:h>
      <text:h text:style-name="P30" text:outline-level="1"><text:bookmark-start text:name="__RefHeading___Toc288_1971093412"/>Verbesserungsvorschläge: <text:bookmark-end text:name="__RefHeading___Toc288_1971093412"/></text:h>
      <text:list xml:id="list530862241" text:style-name="L1">
        <text:list-item>
          <text:h text:style-name="P31" text:outline-level="1"><text:bookmark-start text:name="__RefHeading___Toc290_1971093412"/>C direkt an Buck-Converter Vin<text:bookmark-end text:name="__RefHeading___Toc290_1971093412"/></text:h>
        </text:list-item>
        <text:list-item>
          <text:h text:style-name="P31" text:outline-level="1"><text:bookmark-start text:name="__RefHeading___Toc292_1971093412"/>Reverse Polarity Protection am Eingang (Schottky-Diode oder PMOS)<text:bookmark-end text:name="__RefHeading___Toc292_1971093412"/></text:h>
        </text:list-item>
        <text:list-item>
          <text:h text:style-name="P31" text:outline-level="1"><text:bookmark-start text:name="__RefHeading___Toc294_1971093412"/>V+ des Programmieradapter nicht routen, Buck Converter mag das nicht!<text:bookmark-end text:name="__RefHeading___Toc294_1971093412"/></text:h>
        </text:list-item>
      </text:list>
      <text:h text:style-name="P32" text:outline-level="1"/>
      <text:h text:style-name="P21" text:outline-level="1"><text:bookmark-start text:name="__RefHeading___Toc296_1971093412"/>Software<text:bookmark-end text:name="__RefHeading___Toc296_1971093412"/></text:h>
      <text:h text:style-name="P24" text:outline-level="2"><text:bookmark-start text:name="__RefHeading___Toc298_1971093412"/>Analog Input<text:bookmark-end text:name="__RefHeading___Toc298_1971093412"/></text:h>
      <text:p text:style-name="P12"><text:span text:style-name="T5">Discarding first </text:span><text:span text:style-name="T6">1</text:span><text:span text:style-name="T5">0 inputs isn’t sufficient, changed to discard at least 30 samples</text:span></text:p>
      <text:p text:style-name="P12"/>
      <text:h text:style-name="P25" text:outline-level="2"><text:bookmark-start text:name="__RefHeading___Toc300_1971093412"/>LOW POWER<text:bookmark-end text:name="__RefHeading___Toc300_1971093412"/></text:h>
      <text:p text:style-name="P13">Thoughts: </text:p>
      <text:list xml:id="list300235828" text:style-name="L2">
        <text:list-item>
          <text:p text:style-name="P33">Sleep Mode with Watchdog Interrupt or MPU-Interrupt</text:p>
        </text:list-item>
        <text:list-item>
          <text:p text:style-name="P34">for normal operations: consider using 128kHz Watchdog Clock source</text:p>
          <text:list>
            <text:list-item>
              <text:p text:style-name="P34">uses ~ 10 time less power</text:p>
            </text:list-item>
            <text:list-item>
              <text:p text:style-name="P34">takes 10 times more to perform operations</text:p>
            </text:list-item>
          </text:list>
        </text:list-item>
        <text:list-item>
          <text:p text:style-name="P33">Checking for Light condition may be more current consuming than letting mpu run, because bike will be standing in the dark most of the day → Motion is a better Indicator for Riding</text:p>
          <text:list>
            <text:list-item>
              <text:p text:style-name="P34">When Motion detected: Start sampling in low power mode</text:p>
            </text:list-item>
          </text:list>
        </text:list-item>
      </text:list>
      <text:p text:style-name="P35"/>
      <text:h text:style-name="P29" text:outline-level="2">Detecting Motion</text:h>
      <text:list xml:id="list659283344" text:style-name="L9">
        <text:list-item>
          <text:p text:style-name="P42">Sample MPU pretty slowly (32Hz should be sufficient for motion detection)</text:p>
        </text:list-item>
        <text:list-item>
          <text:p text:style-name="P42">either accel in z-direction (x, y <text:s/>may varry because if bike lays on one side)</text:p>
          <text:list>
            <text:list-item>
              <text:p text:style-name="P42">acc-threshhold for pedaling, braking</text:p>
            </text:list-item>
          </text:list>
        </text:list-item>
        <text:list-item>
          <text:p text:style-name="P42">or calculate g-force, if g &gt; 1.2 → Motion</text:p>
        </text:list-item>
      </text:list>
      <text:h text:style-name="P22" text:outline-level="1"><text:bookmark-start text:name="__RefHeading___Toc107_813263593"/>Löten<text:bookmark-end text:name="__RefHeading___Toc107_813263593"/></text:h>
      <text:h text:style-name="P26" text:outline-level="2"><text:bookmark-start text:name="__RefHeading___Toc109_813263593"/>Lötpaste auftragen<text:bookmark-end text:name="__RefHeading___Toc109_813263593"/></text:h>
      <text:list xml:id="list630924509" text:style-name="L3">
        <text:list-item>
          <text:p text:style-name="P36">Mit anderen Platinen einen ‘Cage’ aufbauen, in welchen die zu lötende Platine eingeklemmt wird. </text:p>
        </text:list-item>
        <text:list-item>
          <text:p text:style-name="P36">Mit Isolierband befestigt</text:p>
        </text:list-item>
        <text:list-item>
          <text:p text:style-name="P36">etwas Lötpaste am oberen Rand der Schablone auftragen</text:p>
        </text:list-item>
        <text:list-item>
          <text:p text:style-name="P36">mit z.B. einer Plastikkarte über die Schablone ziehen, auf guten Anpressdruck der Schablone achten, sonst verläuft die Paste</text:p>
        </text:list-item>
        <text:list-item>
          <text:p text:style-name="P36">bei kleinen Footprints (QFN o.Ä.) wenn Möglich etwas weniger auftragen, sonst Lötbrücken!</text:p>
        </text:list-item>
      </text:list>
      <text:p text:style-name="P1"/>
      <text:h text:style-name="P26" text:outline-level="2"><text:bookmark-start text:name="__RefHeading___Toc111_813263593"/>Heißluft-Löten<text:bookmark-end text:name="__RefHeading___Toc111_813263593"/></text:h>
      <text:list xml:id="list3280211408" text:style-name="L4">
        <text:list-item>
          <text:p text:style-name="P37">Umliegende Fläche aufheizen lassen</text:p>
        </text:list-item>
        <text:list-item>
          <text:p text:style-name="P37"><text:span text:style-name="T2">330°C,</text:span> Luftstrom Stufe 5, <text:span text:style-name="T4">Temperatur: 270°C, </text:span><text:span text:style-name="T3">verhindert dass Buck-Converter kaputt geht!</text:span></text:p>
        </text:list-item>
        <text:list-item>
          <text:p text:style-name="P37">kleinere Mittlere Düse für kleine Bauteile wie 0805 SMD</text:p>
        </text:list-item>
        <text:list-item>
          <text:p text:style-name="P37">bei Ics mit SOIC Füße einzeln erhitzen, diese sind groß genug, dass es sie fast nicht verzieht</text:p>
        </text:list-item>
      </text:list>
      <text:p text:style-name="P1"/>
      <text:p text:style-name="P8">Problem mit MPU-6500:</text:p>
      <text:p text:style-name="P1">einige Lötbrücken entstanden</text:p>
      <text:list xml:id="list1024479390" text:style-name="L5">
        <text:list-item>
          <text:p text:style-name="P38">wieder herauslöten mit Heißluft und Flussmittel</text:p>
        </text:list-item>
        <text:list-item>
          <text:p text:style-name="P38">mit Kupferlitze Lötzinn entfernen</text:p>
        </text:list-item>
        <text:list-item>
          <text:p text:style-name="P38">mit Zahnstocher geringste Mengen auftragen. Es ist wenig nötig, da bereits das Pad und die Füße bezinnt sind</text:p>
        </text:list-item>
        <text:list-item>
          <text:p text:style-name="P38">IC wieder auf Footprint setzen</text:p>
        </text:list-item>
        <text:list-item>
          <text:p text:style-name="P38">verlöten und beten, dass keine Lötbrücken entstehen!</text:p>
        </text:list-item>
      </text:list>
      <text:p text:style-name="P1">Beim ersten Versuch ist eine Lötbrücke zw. VDDIO und AUX_CK, diese Stört aber (hoffentlich) nicht, da AUX_CK nicht verwendet wird <text:span text:style-name="T1">(störte scheinbar doch)</text:span></text:p>
      <text:p text:style-name="P1"/>
      <text:p text:style-name="P2">Kurzschluss zwischen 3V3 und GND</text:p>
      <text:list xml:id="list338285618" text:style-name="L6">
        <text:list-item>
          <text:p text:style-name="P39">MPU-6500 verursachte Kurzschluss</text:p>
        </text:list-item>
        <text:list-item>
          <text:p text:style-name="P39">herunterlöten, Lötpads säubern, neu rauflöten hat das Problem gelöst</text:p>
        </text:list-item>
      </text:list>
      <text:p text:style-name="P3"><text:soft-page-break/>Lötpaste unter ATTINY84</text:p>
      <text:list xml:id="list4082315606" text:style-name="L7">
        <text:list-item>
          <text:p text:style-name="P40">muss noch mal gereflowed werden!</text:p>
        </text:list-item>
      </text:list>
      <text:p text:style-name="P3"/>
      <text:p text:style-name="P7">Stromversorgung:</text:p>
      <text:p text:style-name="P4">mit Kurzschluss/Lötbrücke am MPU-6500 hat der Spannungsregler keine Ausgangsspannung geliefert → Kurzschlussschutz?</text:p>
      <text:p text:style-name="P5">Kurzschluss zw. SW und GND bzw 32Ω Widerstand</text:p>
      <text:p text:style-name="P5">bei zweitem Buck-Converter: Kurzschluss zw. Vin und GND</text:p>
      <text:p text:style-name="P5">–&gt; Lösung: Temperatur von 330°C auf 270°C reduzieren, da IC nur max. 250°C aushält</text:p>
      <text:p text:style-name="P5">ggf. Mit Lötkolben Pins nachlöten, wenn diese nicht heiß genug durch Luftstrom werden</text:p>
      <text:p text:style-name="P5"/>
      <text:p text:style-name="P4"/>
      <text:p text:style-name="P4"/>
      <text:h text:style-name="P23" text:outline-level="1"><text:bookmark-start text:name="__RefHeading___Toc302_1971093412"/>Programmieren<text:bookmark-end text:name="__RefHeading___Toc302_1971093412"/></text:h>
      <text:p text:style-name="P9"/>
      <text:h text:style-name="P27" text:outline-level="2"><text:bookmark-start text:name="__RefHeading___Toc304_1971093412"/>Pin-Configuration<text:bookmark-end text:name="__RefHeading___Toc304_1971093412"/></text:h>
      <text:p text:style-name="P11"/>
      <text:p text:style-name="P10">Alle Pins als Input, PULLUP</text:p>
      <text:p text:style-name="P10"/>
      <table:table table:name="Table1" table:style-name="Table1" table:template-name="Box List Blu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PIN</text:p>
          </table:table-cell>
          <table:table-cell table:style-name="Table1.A1" office:value-type="string">
            <text:p text:style-name="P15">Direction</text:p>
          </table:table-cell>
          <table:table-cell table:style-name="Table1.A1" office:value-type="string">
            <text:p text:style-name="P15">Value</text:p>
          </table:table-cell>
        </table:table-row>
        <table:table-row table:style-name="Table1.1">
          <table:table-cell table:style-name="Table1.A2" office:value-type="string">
            <text:p text:style-name="P16">DEBUG0</text:p>
          </table:table-cell>
          <table:table-cell table:style-name="Table1.B2" office:value-type="float" office:value="0">
            <text:p text:style-name="P16">0</text:p>
          </table:table-cell>
          <table:table-cell table:style-name="Table1.C2" office:value-type="float" office:value="0">
            <text:p text:style-name="P16">0</text:p>
          </table:table-cell>
        </table:table-row>
        <table:table-row table:style-name="Table1.1">
          <table:table-cell table:style-name="Table1.A7" office:value-type="string">
            <text:p text:style-name="P16">DEBUG1</text:p>
          </table:table-cell>
          <table:table-cell table:style-name="Table1.B3" office:value-type="float" office:value="0">
            <text:p text:style-name="P16">0</text:p>
          </table:table-cell>
          <table:table-cell table:style-name="Table1.C3" office:value-type="float" office:value="0">
            <text:p text:style-name="P16">0</text:p>
          </table:table-cell>
        </table:table-row>
        <table:table-row table:style-name="Table1.1">
          <table:table-cell table:style-name="Table1.A2" office:value-type="string">
            <text:p text:style-name="P16">LED</text:p>
          </table:table-cell>
          <table:table-cell table:style-name="Table1.B2" office:value-type="float" office:value="0">
            <text:p text:style-name="P16">0</text:p>
          </table:table-cell>
          <table:table-cell table:style-name="Table1.C2" office:value-type="float" office:value="0">
            <text:p text:style-name="P16">0</text:p>
          </table:table-cell>
        </table:table-row>
        <table:table-row table:style-name="Table1.1">
          <table:table-cell table:style-name="Table1.A7" office:value-type="string">
            <text:p text:style-name="P16">ACC_INT</text:p>
          </table:table-cell>
          <table:table-cell table:style-name="Table1.B3" office:value-type="float" office:value="0">
            <text:p text:style-name="P16">0</text:p>
          </table:table-cell>
          <table:table-cell table:style-name="Table1.C3" office:value-type="float" office:value="0">
            <text:p text:style-name="P16">0</text:p>
          </table:table-cell>
        </table:table-row>
        <table:table-row table:style-name="Table1.1">
          <table:table-cell table:style-name="Table1.A2" office:value-type="string">
            <text:p text:style-name="P16">V_BATT</text:p>
          </table:table-cell>
          <table:table-cell table:style-name="Table1.B2" office:value-type="float" office:value="0">
            <text:p text:style-name="P16">0</text:p>
          </table:table-cell>
          <table:table-cell table:style-name="Table1.C2" office:value-type="float" office:value="0">
            <text:p text:style-name="P16">0</text:p>
          </table:table-cell>
        </table:table-row>
        <table:table-row table:style-name="Table1.1">
          <table:table-cell table:style-name="Table1.A7" office:value-type="string">
            <text:p text:style-name="P16">V_LIGHT</text:p>
          </table:table-cell>
          <table:table-cell table:style-name="Table1.B3" office:value-type="float" office:value="0">
            <text:p text:style-name="P16">0</text:p>
          </table:table-cell>
          <table:table-cell table:style-name="Table1.C3" office:value-type="float" office:value="0">
            <text:p text:style-name="P16">0</text:p>
          </table:table-cell>
        </table:table-row>
        <table:table-row table:style-name="Table1.1">
          <table:table-cell table:style-name="Table1.A2" office:value-type="string">
            <text:p text:style-name="P16">V_SINK</text:p>
          </table:table-cell>
          <table:table-cell table:style-name="Table1.B8" office:value-type="string">
            <text:p text:style-name="P16">INPUT</text:p>
          </table:table-cell>
          <table:table-cell table:style-name="Table1.C8" office:value-type="string">
            <text:p text:style-name="P16">No pullup</text:p>
          </table:table-cell>
        </table:table-row>
        <table:table-row table:style-name="Table1.1">
          <table:table-cell table:style-name="Table1.A9" office:value-type="string">
            <text:p text:style-name="P17"/>
          </table:table-cell>
          <table:table-cell table:style-name="Table1.B9">
            <text:p text:style-name="P17"/>
          </table:table-cell>
          <table:table-cell table:style-name="Table1.C9">
            <text:p text:style-name="P17"/>
          </table:table-cell>
        </table:table-row>
      </table:table>
      <text:p text:style-name="P10"/>
      <text:p text:style-name="P9"/>
      <text:h text:style-name="P28" text:outline-level="2"><text:bookmark-start text:name="__RefHeading___Toc306_1971093412"/>MPU-6500<text:bookmark-end text:name="__RefHeading___Toc306_1971093412"/></text:h>
      <text:p text:style-name="P6">Library für Attiny: usiTwiMaster von Donald R. Blake</text:p>
      <text:p text:style-name="P6">Funktioniert auch mit 1MHz internal Clock</text:p>
      <text:p text:style-name="P6"/>
      <text:p text:style-name="P6"/>
      <text:p text:style-name="P6"/>
      <text:h text:style-name="P28" text:outline-level="2"><text:bookmark-start text:name="__RefHeading___Toc308_1971093412"/>ADC<text:bookmark-end text:name="__RefHeading___Toc308_1971093412"/></text:h>
      <text:p text:style-name="P6">Vorerst für 1MHz Clock konfiguriert</text:p>
      <text:list xml:id="list3932754126" text:style-name="L8">
        <text:list-item>
          <text:p text:style-name="P41">ADC aktivieren</text:p>
        </text:list-item>
        <text:list-item>
          <text:p text:style-name="P41">Division Faktor auf 16 setzen → 62,5 kHz Clock (muss zw. 50K und 200kHz sein)</text:p>
        </text:list-item>
        <text:list-item>
          <text:p text:style-name="P41">ADCMUX [7:6] auf 0 → VCC als REF; [5:0] auf 1 → ADC1</text:p>
        </text:list-item>
        <text:list-item>
          <text:p text:style-name="P41">disable digital input buffer: DIDR0 auf a (PA1 und PA3 disable)</text:p>
        </text:list-item>
        <text:list-item>
          <text:p text:style-name="P41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3.1$Linux_X86_64 LibreOffice_project/00$Build-1</meta:generator>
    <dc:date>2020-11-29T11:04:31.195569029</dc:date>
    <meta:editing-duration>PT3H13M31S</meta:editing-duration>
    <meta:editing-cycles>12</meta:editing-cycles>
    <meta:document-statistic meta:table-count="1" meta:image-count="0" meta:object-count="0" meta:page-count="6" meta:paragraph-count="106" meta:word-count="616" meta:character-count="3689" meta:non-whitespace-character-count="3221"/>
  </office:meta>
</office:document-meta>
</file>